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Arial Black'" style:font-family-generic="swiss" style:font-pitch="variable" fo:font-size="5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wychwalajcie Go</text:span><text:span text:style-name="T1"><text:line-break/></text:span><text:span text:style-name="T1">wszystkie narody</text:span><text:span text:style-name="T1"><text:line-break/></text:span><text:span text:style-name="T1">I wysławiajcie Go</text:span><text:span text:style-name="T1"><text:line-break/></text:span><text:span text:style-name="T1">wszystkie lud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go łaskawość</text:span><text:span text:style-name="T1"><text:line-break/></text:span><text:span text:style-name="T1">nad nami potężna</text:span><text:span text:style-name="T1"><text:line-break/></text:span><text:span text:style-name="T1">A Jego wierność</text:span><text:span text:style-name="T1"><text:line-break/></text:span><text:span text:style-name="T1">trwa na wie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alleluja, alleluja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ala b</meta:initial-creator>
    <meta:creation-date>2006-04-01T22:03:58</meta:creation-date>
    <dc:date>2013-05-28T17:24:09.76</dc:date>
    <dc:language>pl-PL</dc:language>
    <meta:editing-cycles>10</meta:editing-cycles>
    <meta:editing-duration>PT40M8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